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0.03pt" svg:y="102.42pt">
            <loext:p draw:notify-on-update-of-ranges="Sheet1.A6:Sheet1.A7 Sheet1.B5:Sheet1.B5 Sheet1.B6:Sheet1.B7 Sheet1.A6:Sheet1.A7 Sheet1.C5:Sheet1.C5 Sheet1.C6:Sheet1.C7 Sheet1.A6:Sheet1.A7 Sheet1.C5:Sheet1.C5 Sheet1.C6:Sheet1.C7 Sheet1.A6:Sheet1.A7 Sheet1.D5:Sheet1.D5 Sheet1.D6:Sheet1.D7 Sheet1.A6:Sheet1.A7 Sheet1.E5:Sheet1.E5 Sheet1.E6:Sheet1.E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PT2</text:p>
          </table:table-cell>
          <table:table-cell office:value-type="string" calcext:value-type="string">
            <text:p>LCCSD</text:p>
          </table:table-cell>
          <table:table-cell office:value-type="string" calcext:value-type="string">
            <text:p>LCCSDT</text:p>
          </table:table-cell>
          <table:table-cell office:value-type="string" calcext:value-type="string">
            <text:p>LCCSDTQ</text:p>
          </table:table-cell>
          <table:table-cell office:value-type="string" calcext:value-type="string">
            <text:p>Exact</text:p>
          </table:table-cell>
        </table:table-row>
        <table:table-row table:style-name="ro1">
          <table:table-cell office:value-type="string" calcext:value-type="string">
            <text:p>j03</text:p>
          </table:table-cell>
          <table:table-cell office:value-type="float" office:value="-18.12890625" calcext:value-type="float">
            <text:p>-18.12890625</text:p>
          </table:table-cell>
          <table:table-cell office:value-type="float" office:value="-18.13763631" calcext:value-type="float">
            <text:p>-18.13763631</text:p>
          </table:table-cell>
          <table:table-cell office:value-type="float" office:value="-18.13778273" calcext:value-type="float">
            <text:p>-18.13778273</text:p>
          </table:table-cell>
          <table:table-cell office:value-type="float" office:value="-18.1416528" calcext:value-type="float">
            <text:p>-18.1416528</text:p>
          </table:table-cell>
          <table:table-cell office:value-type="float" office:value="-18.13646821" calcext:value-type="float">
            <text:p>-18.13646821</text:p>
          </table:table-cell>
        </table:table-row>
        <table:table-row table:style-name="ro1">
          <table:table-cell office:value-type="string" calcext:value-type="string">
            <text:p>j01</text:p>
          </table:table-cell>
          <table:table-cell office:value-type="float" office:value="-18.00805664" calcext:value-type="float">
            <text:p>-18.00805664</text:p>
          </table:table-cell>
          <table:table-cell office:value-type="float" office:value="-18.00817616" calcext:value-type="float">
            <text:p>-18.00817616</text:p>
          </table:table-cell>
          <table:table-cell office:value-type="float" office:value="-18.00817661" calcext:value-type="float">
            <text:p>-18.00817661</text:p>
          </table:table-cell>
          <table:table-cell office:value-type="float" office:value="-18.00818912" calcext:value-type="float">
            <text:p>-18.00818912</text:p>
          </table:table-cell>
          <table:table-cell office:value-type="float" office:value="-18.00817213" calcext:value-type="float">
            <text:p>-18.0081721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J1/J2</text:p>
          </table:table-cell>
          <table:table-cell table:formula="of:=[.B1]" office:value-type="string" office:string-value="PT2" calcext:value-type="string">
            <text:p>PT2</text:p>
          </table:table-cell>
          <table:table-cell table:formula="of:=[.C1]" office:value-type="string" office:string-value="LCCSD" calcext:value-type="string">
            <text:p>LCCSD</text:p>
          </table:table-cell>
          <table:table-cell table:formula="of:=[.D1]" office:value-type="string" office:string-value="LCCSDT" calcext:value-type="string">
            <text:p>LCCSDT</text:p>
          </table:table-cell>
          <table:table-cell table:formula="of:=[.E1]" office:value-type="string" office:string-value="LCCSDTQ" calcext:value-type="string">
            <text:p>LCCSDTQ</text:p>
          </table:table-cell>
          <table:table-cell/>
        </table:table-row>
        <table:table-row table:style-name="ro1">
          <table:table-cell office:value-type="float" office:value="0.125" calcext:value-type="float">
            <text:p>0.125</text:p>
          </table:table-cell>
          <table:table-cell table:formula="of:=-ABS([.B2]-[.$F2])/[.$F2]" office:value-type="float" office:value="0.000416947771332394" calcext:value-type="float">
            <text:p>0.0004169478</text:p>
          </table:table-cell>
          <table:table-cell table:formula="of:=-ABS([.C2]-[.$F2])/[.$F2]" office:value-type="float" office:value="0.0000644061449272104" calcext:value-type="float">
            <text:p>6.44061449272104E-05</text:p>
          </table:table-cell>
          <table:table-cell table:formula="of:=-ABS([.D2]-[.$F2])/[.$F2]" office:value-type="float" office:value="0.0000724793815852362" calcext:value-type="float">
            <text:p>7.24793815852362E-05</text:p>
          </table:table-cell>
          <table:table-cell table:formula="of:=-ABS([.E2]-[.$F2])/[.$F2]" office:value-type="float" office:value="0.000285865469504161" calcext:value-type="float">
            <text:p>0.0002858655</text:p>
          </table:table-cell>
          <table:table-cell/>
        </table:table-row>
        <table:table-row table:style-name="ro1">
          <table:table-cell office:value-type="float" office:value="0.03125" calcext:value-type="float">
            <text:p>0.03125</text:p>
          </table:table-cell>
          <table:table-cell table:formula="of:=-ABS([.B3]-[.$F3])/[.$F3]" office:value-type="float" office:value="0.00000641319947217129" calcext:value-type="float">
            <text:p>6.41319947217129E-06</text:p>
          </table:table-cell>
          <table:table-cell table:formula="of:=-ABS([.C3]-[.$F3])/[.$F3]" office:value-type="float" office:value="0.000000223787288012852" calcext:value-type="float">
            <text:p>2.23787288012852E-07</text:p>
          </table:table-cell>
          <table:table-cell table:formula="of:=-ABS([.D3]-[.$F3])/[.$F3]" office:value-type="float" office:value="0.000000248775942880475" calcext:value-type="float">
            <text:p>2.48775942880475E-07</text:p>
          </table:table-cell>
          <table:table-cell table:formula="of:=-ABS([.E3]-[.$F3])/[.$F3]" office:value-type="float" office:value="0.000000943460551120188" calcext:value-type="float">
            <text:p>9.43460551120188E-0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2T20:10:35.427779741</meta:creation-date>
    <dc:date>2017-12-02T20:43:32.826251594</dc:date>
    <meta:editing-duration>PT2M4S</meta:editing-duration>
    <meta:editing-cycles>1</meta:editing-cycles>
    <meta:document-statistic meta:table-count="1" meta:cell-count="32" meta:object-count="1"/>
    <meta:generator>LibreOffice/5.1.6.2$Linux_X86_64 LibreOffice_project/10m0$Build-2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2 2 3 4" chart:style-name="ch1">
        <chart:legend chart:legend-position="end" svg:x="12.923cm" svg:y="3.205cm" style:legend-expansion="high" chart:style-name="ch2"/>
        <chart:plot-area chart:style-name="ch3" table:cell-range-address="Sheet1.A6:Sheet1.E7 Sheet1.B5:Sheet1.E5" chart:data-source-has-labels="row" svg:x="1.318cm" svg:y="0.18cm" svg:width="11.285cm" svg:height="7.672cm">
          <chartooo:coordinate-region svg:x="3.262cm" svg:y="0.379cm" svg:width="8.99cm" svg:height="6.826cm"/>
          <chart:axis chart:dimension="x" chart:name="primary-x" chart:style-name="ch4">
            <chart:title svg:x="6.526cm" svg:y="8.033cm" chart:style-name="ch5">
              <text:p>J1/J2</text:p>
            </chart:title>
          </chart:axis>
          <chart:axis chart:dimension="y" chart:name="primary-y" chart:style-name="ch6">
            <chart:title svg:x="0.451cm" svg:y="5.409cm" chart:style-name="ch7">
              <text:p>Error/Exact Energy</text:p>
            </chart:title>
            <chart:grid chart:style-name="ch8" chart:class="major"/>
          </chart:axis>
          <chart:series chart:style-name="ch9" chart:values-cell-range-address="Sheet1.B6:Sheet1.B7" chart:label-cell-address="Sheet1.B5:Sheet1.B5" chart:class="chart:scatter">
            <chart:domain table:cell-range-address="Sheet1.A6:Sheet1.A7"/>
            <chart:data-point chart:repeated="2"/>
          </chart:series>
          <chart:series chart:style-name="ch10" chart:values-cell-range-address="Sheet1.C6:Sheet1.C7" chart:label-cell-address="Sheet1.C5:Sheet1.C5" chart:class="chart:scatter">
            <chart:data-point chart:repeated="2"/>
          </chart:series>
          <chart:series chart:style-name="ch11" chart:values-cell-range-address="Sheet1.C6:Sheet1.C7" chart:label-cell-address="Sheet1.C5:Sheet1.C5" chart:class="chart:scatter">
            <chart:data-point chart:repeated="2"/>
          </chart:series>
          <chart:series chart:style-name="ch12" chart:values-cell-range-address="Sheet1.D6:Sheet1.D7" chart:label-cell-address="Sheet1.D5:Sheet1.D5" chart:class="chart:scatter">
            <chart:data-point chart:repeated="2"/>
          </chart:series>
          <chart:series chart:style-name="ch13" chart:values-cell-range-address="Sheet1.E6:Sheet1.E7" chart:label-cell-address="Sheet1.E5:Sheet1.E5" chart:class="chart:scatte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T2</text:p>
                <draw:g>
                  <svg:desc>Sheet1.B5:Sheet1.B5</svg:desc>
                </draw:g>
              </table:table-cell>
              <table:table-cell office:value-type="string">
                <text:p>LCCSD</text:p>
                <draw:g>
                  <svg:desc>Sheet1.C5:Sheet1.C5</svg:desc>
                </draw:g>
              </table:table-cell>
              <table:table-cell office:value-type="string">
                <text:p>LCCSD</text:p>
                <draw:g>
                  <svg:desc>Sheet1.C5:Sheet1.C5</svg:desc>
                </draw:g>
              </table:table-cell>
              <table:table-cell office:value-type="string">
                <text:p>LCCSDT</text:p>
                <draw:g>
                  <svg:desc>Sheet1.D5:Sheet1.D5</svg:desc>
                </draw:g>
              </table:table-cell>
              <table:table-cell office:value-type="string">
                <text:p>LCCSDTQ</text:p>
                <draw:g>
                  <svg:desc>Sheet1.E5:Sheet1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5">
                <text:p>0.125</text:p>
                <draw:g>
                  <svg:desc>Sheet1.A6:Sheet1.A7</svg:desc>
                </draw:g>
              </table:table-cell>
              <table:table-cell office:value-type="float" office:value="0.000416947771332394">
                <text:p>0.000416947771332394</text:p>
                <draw:g>
                  <svg:desc>Sheet1.B6:Sheet1.B7</svg:desc>
                </draw:g>
              </table:table-cell>
              <table:table-cell office:value-type="float" office:value="0.0000644061449272104">
                <text:p>0.0000644061449272104</text:p>
                <draw:g>
                  <svg:desc>Sheet1.C6:Sheet1.C7</svg:desc>
                </draw:g>
              </table:table-cell>
              <table:table-cell office:value-type="float" office:value="0.0000644061449272104">
                <text:p>0.0000644061449272104</text:p>
                <draw:g>
                  <svg:desc>Sheet1.C6:Sheet1.C7</svg:desc>
                </draw:g>
              </table:table-cell>
              <table:table-cell office:value-type="float" office:value="0.0000724793815852362">
                <text:p>0.0000724793815852362</text:p>
                <draw:g>
                  <svg:desc>Sheet1.D6:Sheet1.D7</svg:desc>
                </draw:g>
              </table:table-cell>
              <table:table-cell office:value-type="float" office:value="0.000285865469504161">
                <text:p>0.000285865469504161</text:p>
                <draw:g>
                  <svg:desc>Sheet1.E6:Sheet1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0.00000641319947217129">
                <text:p>0.00000641319947217129</text:p>
              </table:table-cell>
              <table:table-cell office:value-type="float" office:value="0.000000223787288012852">
                <text:p>0.000000223787288012852</text:p>
              </table:table-cell>
              <table:table-cell office:value-type="float" office:value="0.000000223787288012852">
                <text:p>0.000000223787288012852</text:p>
              </table:table-cell>
              <table:table-cell office:value-type="float" office:value="0.000000248775942880475">
                <text:p>0.000000248775942880475</text:p>
              </table:table-cell>
              <table:table-cell office:value-type="float" office:value="0.000000943460551120188">
                <text:p>0.0000009434605511201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